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ResultMatchersTests.attributeErro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ResultMatchersTests.attributeHasErrors_without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ResultMatchersTests.attribute_eq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ResultMatchersTests.attributeErrorCount_withWrongErro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elResultMatchersTests.getMvcResult( ModelAndView modelAndVie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ResultMatchersTests.hasNoErrors_with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ResultMatchersTests.attributeHasField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ResultMatchersTests.attributeHasNo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ResultMatchersTests.attributeHasNoErrors_without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ResultMatchersTests.attribute_notEq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ResultMatchersTests.attributeHasFieldErrors_withoutErrorsFor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ResultMatchersTests.attributeHasNoErrors_with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ResultMatchersTests.attributeExists_doesNotEx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ResultMatchersTests.attributeHasFieldErrors_without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ResultMatchersTests.hasNo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ResultMatchersTests.attributeHasFieldError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ResultMatchersTests.attributeHasFieldErrorCode_startsWi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ResultMatchers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odelResultMatchersTests.attribute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ResultMatchersTests.attributeHasFieldErrorCode_withoutErrorOn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ResultMatchersTests.attributeHas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ResultMatchersTests.attributeHasFieldErrors_withoutErrorsFor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ResultMatchersTests.attributeDoesNotExist_doesEx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ResultMatchersTests.attributeDoesNotEx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ResultMatchersTests.attributeHasFieldErrorCode_startsWith_withoutErrorOn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